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top="0cm" fo:margin-bottom="0.776cm" fo:line-height="150%"/>
    </style:style>
    <style:style style:name="P2" style:family="paragraph" style:parent-style-name="Standard" style:list-style-name="WW8Num1">
      <style:paragraph-properties fo:margin-top="0cm" fo:margin-bottom="0.776cm"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Avvia</text:span> il programma <text:span text:style-name="T2">OpenOffice.org Writer</text:span>.</text:p>
        </text:list-item>
        <text:list-item>
          <text:p text:style-name="P2">Utilizzando la barra dei menu, <text:span text:style-name="T1">apri</text:span> il documento <text:span text:style-name="T3">contrappunti</text:span> nella cartella di rete. Salva il documento sul Desktop.</text:p>
        </text:list-item>
        <text:list-item>
          <text:p text:style-name="P2">Utilizzando la barra dei menu, <text:span text:style-name="T1">imposta</text:span> lo zoom al <text:span text:style-name="T3">105%</text:span>.</text:p>
        </text:list-item>
        <text:list-item>
          <text:p text:style-name="P2"><text:span text:style-name="T1">Seleziona</text:span> il primo paragrafo. Utilizzando il riquadro attività <text:span text:style-name="T1">cambia</text:span> lo stile in <text:span text:style-name="T3">Titolo 1</text:span>.</text:p>
        </text:list-item>
        <text:list-item>
          <text:p text:style-name="P2"><text:span text:style-name="T1">Seleziona</text:span> il secondo paragrafo. Utilizzando il riquadro attività <text:span text:style-name="T1">cambia</text:span> lo stile in <text:span text:style-name="T3">Titolo 2</text:span>.</text:p>
        </text:list-item>
        <text:list-item>
          <text:p text:style-name="P2"><text:span text:style-name="T1">Metti</text:span> in <text:span text:style-name="T4">grassetto</text:span> la parola “Roma”.</text:p>
        </text:list-item>
        <text:list-item>
          <text:p text:style-name="P2">In fondo al documento <text:span text:style-name="T1">inserisci</text:span> il seguente testo:<text:line-break/>“<text:span text:style-name="T4">Tutto perfettamente legale (la normativa americana prevede che il detentore del diritti possa "fare il prezzo"), tutto perfettamente idiota.</text:span>”</text:p>
        </text:list-item>
        <text:list-item>
          <text:p text:style-name="P2">Utilizzando la barra dei menu, <text:span text:style-name="T1">seleziona</text:span> tutto il testo e fai in modo che venga <text:span text:style-name="T1">giustificato</text:span>.</text:p>
        </text:list-item>
        <text:list-item>
          <text:p text:style-name="P2"><text:span text:style-name="T1">Imposta</text:span> per il paragrafo del titolo una <text:span text:style-name="T3">tabulazione sinistra</text:span> a 4 cm.</text:p>
        </text:list-item>
        <text:list-item>
          <text:p text:style-name="P2"><text:span text:style-name="T1">Inserisci</text:span> la tabulazione.</text:p>
        </text:list-item>
        <text:list-item>
          <text:p text:style-name="P2"><text:span text:style-name="T1">Aumenta</text:span> sia il <text:span text:style-name="T3">rientro</text:span> destro che quello sinistro del secondo paragrafo di 1 cm utilizzando la barra dei menu.</text:p>
        </text:list-item>
        <text:list-item>
          <text:p text:style-name="P2"><text:span text:style-name="T1">Aumenta</text:span> <text:span text:style-name="T3">l’interlinea</text:span> a 1,5 per i primi tre paragrafi utilizzando la barra dei menu.</text:p>
        </text:list-item>
        <text:list-item>
          <text:p text:style-name="P2"><text:span text:style-name="T1">Chiudi</text:span> il <text:span text:style-name="T3">Riquadro attività</text:span>.</text:p>
        </text:list-item>
        <text:list-item>
          <text:p text:style-name="P2"><text:span text:style-name="T1">Inserisci</text:span> il tuo <text:span text:style-name="T3">nome</text:span> e il <text:span text:style-name="T3">percorso</text:span> del file nell’intestazione di pagina. Nel piè di pagina <text:span text:style-name="T1">inserisci</text:span> il numero della pagina.</text:p>
        </text:list-item>
        <text:list-item>
          <text:p text:style-name="P2">In fondo al documento <text:span text:style-name="T1">inserisci</text:span> una <text:span text:style-name="T3">tabella</text:span> di 3 colonne e 2 righe. <text:span text:style-name="T1">Seleziona</text:span> la prima riga e <text:span text:style-name="T1">cambia</text:span> il colore di <text:span text:style-name="T3">sfondo</text:span>.</text:p>
        </text:list-item>
        <text:list-item>
          <text:p text:style-name="P2"><text:span text:style-name="T1">Salva</text:span> le modifiche.</text:p>
        </text:list-item>
        <text:list-item>
          <text:p text:style-name="P2"><text:span text:style-name="T1">Crea</text:span> un nuovo documento usando il <text:span text:style-name="T3">modello generale</text:span> “Fax elegante” (categoria Lettere e fax). <text:span text:style-name="T1">Salvalo</text:span> con il nome <text:span text:style-name="T3">fax</text:span>.</text:p>
        </text:list-item>
        <text:list-item>
          <text:p text:style-name="P2">In questo nuovo documento <text:span text:style-name="T1">inserisci</text:span> l’immagine dal file <text:span text:style-name="T3">blinky.gif</text:span> che trovi nella cartella di rete.</text:p>
        </text:list-item>
        <text:list-item>
          <text:p text:style-name="P2"><text:span text:style-name="T1">Copia</text:span> <text:span text:style-name="T3">l’immagine</text:span> e <text:span text:style-name="T1">incollala</text:span> in fondo al documento <text:span text:style-name="T4">Contrappunti</text:span> utilizzando, per tutti i passaggi, la barra dei menu.</text:p>
        </text:list-item>
        <text:list-item>
          <text:p text:style-name="P2"><text:span text:style-name="T1">Chiudi</text:span> il documento <text:span text:style-name="T3">fax</text:span> salvando le modifiche.</text:p>
        </text:list-item>
        <text:list-item>
          <text:p text:style-name="P2"><text:span text:style-name="T1">Imposta</text:span> il documento <text:span text:style-name="T4">contrappunti</text:span> con orientamento orizzontale.</text:p>
        </text:list-item>
        <text:list-item>
          <text:p text:style-name="P2"><text:span text:style-name="T1">Salva</text:span> le modifiche.</text:p>
        </text:list-item>
        <text:list-item>
          <text:p text:style-name="P2"><text:span text:style-name="T1">Esci</text:span> dall’applicat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21cm" fo:margin-bottom="1.822cm" style:dynamic-spacing="true"/>
      </style:header-style>
      <style:footer-style>
        <style:header-footer-properties fo:min-height="1.605cm" fo:margin-top="1.506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DI RIEPILOGO (WRITER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DI RIEPILOGO (WORD)</dc:title>
    <meta:initial-creator>Marco</meta:initial-creator>
    <meta:creation-date>2005-06-07T15:32:00</meta:creation-date>
    <dc:creator>Marco Caresia</dc:creator>
    <dc:date>2006-07-17T21:36:41</dc:date>
    <meta:print-date>2005-11-10T16:39:00</meta:print-date>
    <dc:language>it-IT</dc:language>
    <meta:editing-cycles>10</meta:editing-cycles>
    <meta:editing-duration>PT2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286" meta:character-count="1826"/>
  </office:meta>
</office:document-meta>
</file>